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6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hape</text:p>
          </table:table-cell>
          <table:table-cell office:value-type="string">
            <text:p>tvar, tvarovať, forma, formovať</text:p>
          </table:table-cell>
        </table:table-row>
        <table:table-row table:style-name="ro1">
          <table:table-cell office:value-type="string">
            <text:p>rumor</text:p>
          </table:table-cell>
          <table:table-cell office:value-type="string">
            <text:p>fama, chýr, povesť</text:p>
          </table:table-cell>
        </table:table-row>
        <table:table-row table:style-name="ro1">
          <table:table-cell office:value-type="string">
            <text:p>shrink</text:p>
          </table:table-cell>
          <table:table-cell office:value-type="string">
            <text:p>zmenšiť, zmršitiť</text:p>
          </table:table-cell>
        </table:table-row>
        <table:table-row table:style-name="ro1">
          <table:table-cell office:value-type="string">
            <text:p>hold up</text:p>
          </table:table-cell>
          <table:table-cell office:value-type="string">
            <text:p>spomalit, oneskorenie</text:p>
          </table:table-cell>
        </table:table-row>
        <table:table-row table:style-name="ro1">
          <table:table-cell office:value-type="string">
            <text:p>mud</text:p>
          </table:table-cell>
          <table:table-cell office:value-type="string">
            <text:p>bahno</text:p>
          </table:table-cell>
        </table:table-row>
        <table:table-row table:style-name="ro1">
          <table:table-cell office:value-type="string">
            <text:p>objection</text:p>
          </table:table-cell>
          <table:table-cell office:value-type="string">
            <text:p>namietka</text:p>
          </table:table-cell>
        </table:table-row>
        <table:table-row table:style-name="ro1">
          <table:table-cell office:value-type="string">
            <text:p>assertions</text:p>
          </table:table-cell>
          <table:table-cell office:value-type="string">
            <text:p>tvrdenie</text:p>
          </table:table-cell>
        </table:table-row>
        <table:table-row table:style-name="ro1">
          <table:table-cell office:value-type="string">
            <text:p>revenue</text:p>
          </table:table-cell>
          <table:table-cell office:value-type="string">
            <text:p>príjem</text:p>
          </table:table-cell>
        </table:table-row>
        <table:table-row table:style-name="ro1">
          <table:table-cell office:value-type="string">
            <text:p>sufficient</text:p>
          </table:table-cell>
          <table:table-cell office:value-type="string">
            <text:p>postačujúci, dostatočný</text:p>
          </table:table-cell>
        </table:table-row>
        <table:table-row table:style-name="ro1">
          <table:table-cell office:value-type="string">
            <text:p>gut</text:p>
          </table:table-cell>
          <table:table-cell office:value-type="string">
            <text:p>črevo, vypitvať</text:p>
          </table:table-cell>
        </table:table-row>
        <table:table-row table:style-name="ro2">
          <table:table-cell office:value-type="string">
            <text:p>treatment</text:p>
          </table:table-cell>
          <table:table-cell table:style-name="ce1" office:value-type="string">
            <text:p>liečenie, zaobchádzanie, spracúvanie, upravovanie</text:p>
          </table:table-cell>
        </table:table-row>
        <table:table-row table:style-name="ro1">
          <table:table-cell office:value-type="string">
            <text:p>encounter</text:p>
          </table:table-cell>
          <table:table-cell office:value-type="string">
            <text:p>stretnutie, zrážka, naraziť na, stretnúť sa</text:p>
          </table:table-cell>
        </table:table-row>
        <table:table-row table:style-name="ro1">
          <table:table-cell office:value-type="string">
            <text:p>figure out</text:p>
          </table:table-cell>
          <table:table-cell office:value-type="string">
            <text:p>vyriešiť, vypočítať</text:p>
          </table:table-cell>
        </table:table-row>
        <table:table-row table:style-name="ro1">
          <table:table-cell office:value-type="string">
            <text:p>sane</text:p>
          </table:table-cell>
          <table:table-cell office:value-type="string">
            <text:p>múdry, zdravý, rozumný</text:p>
          </table:table-cell>
        </table:table-row>
        <table:table-row table:style-name="ro1">
          <table:table-cell office:value-type="string">
            <text:p>immaure</text:p>
          </table:table-cell>
          <table:table-cell office:value-type="string">
            <text:p>nezrelý, nedospelý</text:p>
          </table:table-cell>
        </table:table-row>
        <table:table-row table:style-name="ro1">
          <table:table-cell office:value-type="string">
            <text:p>look out</text:p>
          </table:table-cell>
          <table:table-cell office:value-type="string">
            <text:p>dávať si pozor</text:p>
          </table:table-cell>
        </table:table-row>
        <table:table-row table:style-name="ro1">
          <table:table-cell office:value-type="string">
            <text:p>raise money</text:p>
          </table:table-cell>
          <table:table-cell office:value-type="string">
            <text:p>získať peniaze</text:p>
          </table:table-cell>
        </table:table-row>
        <table:table-row table:style-name="ro1">
          <table:table-cell office:value-type="string">
            <text:p>raffle</text:p>
          </table:table-cell>
          <table:table-cell office:value-type="string">
            <text:p>tombola</text:p>
          </table:table-cell>
        </table:table-row>
        <table:table-row table:style-name="ro1">
          <table:table-cell office:value-type="string">
            <text:p>make appeal</text:p>
          </table:table-cell>
          <table:table-cell office:value-type="string">
            <text:p>apelovať</text:p>
          </table:table-cell>
        </table:table-row>
        <table:table-row table:style-name="ro1">
          <table:table-cell office:value-type="string">
            <text:p>dreadful</text:p>
          </table:table-cell>
          <table:table-cell office:value-type="string">
            <text:p>hrozný</text:p>
          </table:table-cell>
        </table:table-row>
        <table:table-row table:style-name="ro1">
          <table:table-cell office:value-type="string">
            <text:p>airlift</text:p>
          </table:table-cell>
          <table:table-cell office:value-type="string">
            <text:p>letecká doprava</text:p>
          </table:table-cell>
        </table:table-row>
        <table:table-row table:style-name="ro1">
          <table:table-cell office:value-type="string">
            <text:p>exaggerate</text:p>
          </table:table-cell>
          <table:table-cell office:value-type="string">
            <text:p>zveličovať</text:p>
          </table:table-cell>
        </table:table-row>
        <table:table-row table:style-name="ro1">
          <table:table-cell office:value-type="string">
            <text:p>annotated</text:p>
          </table:table-cell>
          <table:table-cell office:value-type="string">
            <text:p>poznámkovaný</text:p>
          </table:table-cell>
        </table:table-row>
        <table:table-row table:style-name="ro1">
          <table:table-cell office:value-type="string">
            <text:p>estimated</text:p>
          </table:table-cell>
          <table:table-cell office:value-type="string">
            <text:p>odhadovaný</text:p>
          </table:table-cell>
        </table:table-row>
        <table:table-row table:style-name="ro1">
          <table:table-cell office:value-type="string">
            <text:p>disrase</text:p>
          </table:table-cell>
          <table:table-cell office:value-type="string">
            <text:p>hanba</text:p>
          </table:table-cell>
        </table:table-row>
        <table:table-row table:style-name="ro1">
          <table:table-cell office:value-type="string">
            <text:p>disgraceful</text:p>
          </table:table-cell>
          <table:table-cell office:value-type="string">
            <text:p>hanebný</text:p>
          </table:table-cell>
        </table:table-row>
        <table:table-row table:style-name="ro1">
          <table:table-cell office:value-type="string">
            <text:p>break out</text:p>
          </table:table-cell>
          <table:table-cell office:value-type="string">
            <text:p>vypuknúť(vojna)</text:p>
          </table:table-cell>
        </table:table-row>
        <table:table-row table:style-name="ro1">
          <table:table-cell office:value-type="string">
            <text:p>sweep</text:p>
          </table:table-cell>
          <table:table-cell office:value-type="string">
            <text:p>zametať</text:p>
          </table:table-cell>
        </table:table-row>
        <table:table-row table:style-name="ro1">
          <table:table-cell office:value-type="string">
            <text:p>sweep through</text:p>
          </table:table-cell>
          <table:table-cell office:value-type="string">
            <text:p>prehnať sa(cez)</text:p>
          </table:table-cell>
        </table:table-row>
        <table:table-row table:style-name="ro1">
          <table:table-cell office:value-type="string">
            <text:p>subsidy</text:p>
          </table:table-cell>
          <table:table-cell office:value-type="string">
            <text:p>dotacia</text:p>
          </table:table-cell>
        </table:table-row>
        <table:table-row table:style-name="ro1">
          <table:table-cell office:value-type="string">
            <text:p>morgage</text:p>
          </table:table-cell>
          <table:table-cell office:value-type="string">
            <text:p>hypotéka</text:p>
          </table:table-cell>
        </table:table-row>
        <table:table-row table:style-name="ro1">
          <table:table-cell office:value-type="string">
            <text:p>interest (rate)</text:p>
          </table:table-cell>
          <table:table-cell office:value-type="string">
            <text:p>úrok</text:p>
          </table:table-cell>
        </table:table-row>
        <table:table-row table:style-name="ro1">
          <table:table-cell office:value-type="string">
            <text:p>usury</text:p>
          </table:table-cell>
          <table:table-cell office:value-type="string">
            <text:p>úžera</text:p>
          </table:table-cell>
        </table:table-row>
        <table:table-row table:style-name="ro1">
          <table:table-cell office:value-type="string">
            <text:p>westernize</text:p>
          </table:table-cell>
          <table:table-cell office:value-type="string">
            <text:p>na západný spôsob</text:p>
          </table:table-cell>
        </table:table-row>
        <table:table-row table:style-name="ro1">
          <table:table-cell office:value-type="string">
            <text:p>struggle on</text:p>
          </table:table-cell>
          <table:table-cell office:value-type="string">
            <text:p>prebíjať sa, pretĺkať sa</text:p>
          </table:table-cell>
        </table:table-row>
        <table:table-row table:style-name="ro1">
          <table:table-cell office:value-type="string">
            <text:p>struggle</text:p>
          </table:table-cell>
          <table:table-cell office:value-type="string">
            <text:p>zápasiť, bojovať</text:p>
          </table:table-cell>
        </table:table-row>
        <table:table-row table:style-name="ro1">
          <table:table-cell office:value-type="string">
            <text:p>sensible</text:p>
          </table:table-cell>
          <table:table-cell office:value-type="string">
            <text:p>rozumný, múdry, inteligentný</text:p>
          </table:table-cell>
        </table:table-row>
        <table:table-row table:style-name="ro1">
          <table:table-cell office:value-type="string">
            <text:p>servant</text:p>
          </table:table-cell>
          <table:table-cell office:value-type="string">
            <text:p>sluha</text:p>
          </table:table-cell>
        </table:table-row>
        <table:table-row table:style-name="ro1">
          <table:table-cell office:value-type="string">
            <text:p>extort</text:p>
          </table:table-cell>
          <table:table-cell office:value-type="string">
            <text:p>vydierať</text:p>
          </table:table-cell>
        </table:table-row>
        <table:table-row table:style-name="ro1">
          <table:table-cell office:value-type="string">
            <text:p>blackmail</text:p>
          </table:table-cell>
          <table:table-cell office:value-type="string">
            <text:p>vydieranie</text:p>
          </table:table-cell>
        </table:table-row>
        <table:table-row table:style-name="ro1">
          <table:table-cell office:value-type="string">
            <text:p>flushing</text:p>
          </table:table-cell>
          <table:table-cell office:value-type="string">
            <text:p>splachovanie</text:p>
          </table:table-cell>
        </table:table-row>
        <table:table-row table:style-name="ro1">
          <table:table-cell office:value-type="string">
            <text:p>sewage</text:p>
          </table:table-cell>
          <table:table-cell office:value-type="string">
            <text:p>splažky</text:p>
          </table:table-cell>
        </table:table-row>
        <table:table-row table:style-name="ro1">
          <table:table-cell office:value-type="string">
            <text:p>sewerage</text:p>
          </table:table-cell>
          <table:table-cell office:value-type="string">
            <text:p>kanalizácia</text:p>
          </table:table-cell>
        </table:table-row>
        <table:table-row table:style-name="ro1">
          <table:table-cell office:value-type="string">
            <text:p>indeed</text:p>
          </table:table-cell>
          <table:table-cell office:value-type="string">
            <text:p>naozaj, skutočne, samozrejme</text:p>
          </table:table-cell>
        </table:table-row>
        <table:table-row table:style-name="ro1">
          <table:table-cell office:value-type="string">
            <text:p>stall</text:p>
          </table:table-cell>
          <table:table-cell office:value-type="string">
            <text:p>odkladař, odďalovať</text:p>
          </table:table-cell>
        </table:table-row>
        <table:table-row table:style-name="ro1">
          <table:table-cell office:value-type="string">
            <text:p>adjusted</text:p>
          </table:table-cell>
          <table:table-cell office:value-type="string">
            <text:p>upravený, nastavený</text:p>
          </table:table-cell>
        </table:table-row>
        <table:table-row table:style-name="ro1">
          <table:table-cell office:value-type="string">
            <text:p>jester</text:p>
          </table:table-cell>
          <table:table-cell office:value-type="string">
            <text:p>šašo, vtipkár</text:p>
          </table:table-cell>
        </table:table-row>
        <table:table-row table:style-name="ro1">
          <table:table-cell office:value-type="string">
            <text:p>obscurity</text:p>
          </table:table-cell>
          <table:table-cell office:value-type="string">
            <text:p>nejasnosť, nezrozumiteľnosť</text:p>
          </table:table-cell>
        </table:table-row>
        <table:table-row table:style-name="ro1">
          <table:table-cell office:value-type="string">
            <text:p>torque</text:p>
          </table:table-cell>
          <table:table-cell office:value-type="string">
            <text:p>krútiaci moment</text:p>
          </table:table-cell>
        </table:table-row>
        <table:table-row table:style-name="ro1">
          <table:table-cell office:value-type="string">
            <text:p>involve</text:p>
          </table:table-cell>
          <table:table-cell office:value-type="string">
            <text:p>zahŕňať, obsahovať</text:p>
          </table:table-cell>
        </table:table-row>
        <table:table-row table:style-name="ro1">
          <table:table-cell office:value-type="string">
            <text:p>put on a play</text:p>
          </table:table-cell>
          <table:table-cell office:value-type="string">
            <text:p>hrať herecky</text:p>
          </table:table-cell>
        </table:table-row>
        <table:table-row table:style-name="ro1">
          <table:table-cell office:value-type="string">
            <text:p>realize</text:p>
          </table:table-cell>
          <table:table-cell office:value-type="string">
            <text:p>uvedomovať si, pochopiť niečomu</text:p>
          </table:table-cell>
        </table:table-row>
        <table:table-row table:style-name="ro1">
          <table:table-cell office:value-type="string">
            <text:p>epmhasize</text:p>
          </table:table-cell>
          <table:table-cell office:value-type="string">
            <text:p>zdôrazniť</text:p>
          </table:table-cell>
        </table:table-row>
        <table:table-row table:style-name="ro1">
          <table:table-cell office:value-type="string">
            <text:p>attention</text:p>
          </table:table-cell>
          <table:table-cell office:value-type="string">
            <text:p>pozornosť</text:p>
          </table:table-cell>
        </table:table-row>
        <table:table-row table:style-name="ro1">
          <table:table-cell office:value-type="string">
            <text:p>evolve</text:p>
          </table:table-cell>
          <table:table-cell office:value-type="string">
            <text:p>vyvíjať sa, rozvíjať</text:p>
          </table:table-cell>
        </table:table-row>
        <table:table-row table:style-name="ro1">
          <table:table-cell office:value-type="string">
            <text:p>emergent</text:p>
          </table:table-cell>
          <table:table-cell office:value-type="string">
            <text:p>vznikajúci, naliehavý</text:p>
          </table:table-cell>
        </table:table-row>
        <table:table-row table:style-name="ro1">
          <table:table-cell office:value-type="string">
            <text:p>significantly</text:p>
          </table:table-cell>
          <table:table-cell office:value-type="string">
            <text:p>významne, podstatne</text:p>
          </table:table-cell>
        </table:table-row>
        <table:table-row table:style-name="ro1">
          <table:table-cell office:value-type="string">
            <text:p>occure</text:p>
          </table:table-cell>
          <table:table-cell office:value-type="string">
            <text:p>vyskytnúť sa, nastať, existovať</text:p>
          </table:table-cell>
        </table:table-row>
        <table:table-row table:style-name="ro1">
          <table:table-cell office:value-type="string">
            <text:p>outcome</text:p>
          </table:table-cell>
          <table:table-cell office:value-type="string">
            <text:p>výsledok, záver</text:p>
          </table:table-cell>
        </table:table-row>
        <table:table-row table:style-name="ro1">
          <table:table-cell office:value-type="string">
            <text:p>by implication</text:p>
          </table:table-cell>
          <table:table-cell office:value-type="string">
            <text:p>ako následok</text:p>
          </table:table-cell>
        </table:table-row>
        <table:table-row table:style-name="ro1">
          <table:table-cell office:value-type="string">
            <text:p>eventuate</text:p>
          </table:table-cell>
          <table:table-cell office:value-type="string">
            <text:p>vyústiť, mať za následok</text:p>
          </table:table-cell>
        </table:table-row>
        <table:table-row table:style-name="ro1">
          <table:table-cell office:value-type="string">
            <text:p>eventuate in</text:p>
          </table:table-cell>
          <table:table-cell office:value-type="string">
            <text:p>viesť k/ku</text:p>
          </table:table-cell>
        </table:table-row>
        <table:table-row table:style-name="ro1">
          <table:table-cell office:value-type="string">
            <text:p>whether</text:p>
          </table:table-cell>
          <table:table-cell office:value-type="string">
            <text:p>či</text:p>
          </table:table-cell>
        </table:table-row>
        <table:table-row table:style-name="ro1">
          <table:table-cell office:value-type="string">
            <text:p>as to wether</text:p>
          </table:table-cell>
          <table:table-cell office:value-type="string">
            <text:p>pokiaľ ide o to, či</text:p>
          </table:table-cell>
        </table:table-row>
        <table:table-row table:style-name="ro1">
          <table:table-cell office:value-type="string">
            <text:p>alike</text:p>
          </table:table-cell>
          <table:table-cell office:value-type="string">
            <text:p>tak isto, rovnako</text:p>
          </table:table-cell>
        </table:table-row>
        <table:table-row table:style-name="ro1">
          <table:table-cell office:value-type="string">
            <text:p>assumption</text:p>
          </table:table-cell>
          <table:table-cell office:value-type="string">
            <text:p>domnienka, predpoklad</text:p>
          </table:table-cell>
        </table:table-row>
        <table:table-row table:style-name="ro1">
          <table:table-cell office:value-type="string">
            <text:p>assume</text:p>
          </table:table-cell>
          <table:table-cell office:value-type="string">
            <text:p>predpokladať</text:p>
          </table:table-cell>
        </table:table-row>
        <table:table-row table:style-name="ro1">
          <table:table-cell office:value-type="string">
            <text:p>intent</text:p>
          </table:table-cell>
          <table:table-cell office:value-type="string">
            <text:p>úmyseľ</text:p>
          </table:table-cell>
        </table:table-row>
        <table:table-row table:style-name="ro1">
          <table:table-cell office:value-type="string">
            <text:p>evaluate</text:p>
          </table:table-cell>
          <table:table-cell office:value-type="string">
            <text:p>vyhodnotiť, hodnotiť, posúdiť</text:p>
          </table:table-cell>
        </table:table-row>
        <table:table-row table:style-name="ro1">
          <table:table-cell office:value-type="string">
            <text:p>accustomed </text:p>
          </table:table-cell>
          <table:table-cell office:value-type="string">
            <text:p>zvyknutý, navyknutý</text:p>
          </table:table-cell>
        </table:table-row>
        <table:table-row table:style-name="ro1">
          <table:table-cell office:value-type="string">
            <text:p>akin</text:p>
          </table:table-cell>
          <table:table-cell office:value-type="string">
            <text:p>podobný</text:p>
          </table:table-cell>
        </table:table-row>
        <table:table-row table:style-name="ro1">
          <table:table-cell office:value-type="string">
            <text:p>distract</text:p>
          </table:table-cell>
          <table:table-cell office:value-type="string">
            <text:p>vyrušovať</text:p>
          </table:table-cell>
        </table:table-row>
        <table:table-row table:style-name="ro1">
          <table:table-cell office:value-type="string">
            <text:p>overwhelm</text:p>
          </table:table-cell>
          <table:table-cell office:value-type="string">
            <text:p>premocť</text:p>
          </table:table-cell>
        </table:table-row>
        <table:table-row table:style-name="ro1">
          <table:table-cell office:value-type="string">
            <text:p>overwhelmed</text:p>
          </table:table-cell>
          <table:table-cell office:value-type="string">
            <text:p>premožený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6553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2/13/2010</text:date>, <text:time>17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zef Zigmund</meta:initial-creator>
    <meta:creation-date>2010-09-22T00:45:25</meta:creation-date>
    <dc:date>2010-12-13T17:42:16</dc:date>
    <dc:creator>Jozef Zigmund</dc:creator>
    <meta:editing-duration>PT16H18M01S</meta:editing-duration>
    <meta:editing-cycles>30</meta:editing-cycles>
    <meta:generator>OpenOffice.org/3.2$Unix OpenOffice.org_project/320m12$Build-9483</meta:generator>
    <meta:document-statistic meta:table-count="3" meta:cell-count="148" meta:object-count="0"/>
  </office:meta>
</office:document-meta>
</file>